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9df1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0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2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5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6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7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8" style:family="text">
      <style:text-properties style:font-name-complex="標楷體"/>
    </style:style>
    <style:style style:name="T889" style:family="text">
      <style:text-properties fo:color="#050505" style:font-name="標楷體1" officeooo:rsid="0a7edee9" style:font-name-complex="標楷體"/>
    </style:style>
    <style:style style:name="T890" style:family="text">
      <style:text-properties fo:color="#050505" style:font-name="標楷體1" officeooo:rsid="243d0543" style:font-name-complex="標楷體"/>
    </style:style>
    <style:style style:name="T891" style:family="text">
      <style:text-properties fo:color="#050505" officeooo:rsid="0a7edee9" style:font-name-complex="標楷體"/>
    </style:style>
    <style:style style:name="T892" style:family="text">
      <style:text-properties officeooo:rsid="2f9be6fe"/>
    </style:style>
    <style:style style:name="T893" style:family="text">
      <style:text-properties officeooo:rsid="2af8317e"/>
    </style:style>
    <style:style style:name="T894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5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style:text-position="sub 58%" style:font-name="標楷體1" officeooo:rsid="25521bf4" style:font-name-asian="標楷體1" style:font-name-complex="Mangal"/>
    </style:style>
    <style:style style:name="T898" style:family="text">
      <style:text-properties style:text-position="sub 58%" style:font-name="標楷體1" officeooo:rsid="2556dec7" style:font-name-asian="標楷體1" style:font-name-complex="Mangal"/>
    </style:style>
    <style:style style:name="T899" style:family="text">
      <style:text-properties style:text-position="sub 58%" style:font-name="標楷體1" officeooo:rsid="313d3bb1"/>
    </style:style>
    <style:style style:name="T900" style:family="text">
      <style:text-properties style:text-position="sub 58%" style:font-name="標楷體1" officeooo:rsid="0a7edee9"/>
    </style:style>
    <style:style style:name="T901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2" style:family="text">
      <style:text-properties officeooo:rsid="30bfac1e"/>
    </style:style>
    <style:style style:name="T903" style:family="text">
      <style:text-properties officeooo:rsid="25ec4233"/>
    </style:style>
    <style:style style:name="T904" style:family="text">
      <style:text-properties fo:color="#ffbf00" officeooo:rsid="1d9bb035" style:font-name-asian="標楷體1"/>
    </style:style>
    <style:style style:name="T905" style:family="text">
      <style:text-properties officeooo:rsid="3b2f5919"/>
    </style:style>
    <style:style style:name="T906" style:family="text">
      <style:text-properties officeooo:rsid="3cb6cc3e"/>
    </style:style>
    <style:style style:name="T907" style:family="text">
      <style:text-properties style:font-name="Liberation Serif" officeooo:rsid="0d9ffef4" style:font-name-asian="標楷體1" style:font-name-complex="Liberation Serif"/>
    </style:style>
    <style:style style:name="T908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09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0" style:family="text">
      <style:text-properties officeooo:rsid="3b2e013a"/>
    </style:style>
    <style:style style:name="T911" style:family="text">
      <style:text-properties style:font-name="Arial" officeooo:rsid="23613ae9" style:font-name-asian="Arial"/>
    </style:style>
    <style:style style:name="T912" style:family="text">
      <style:text-properties style:font-name="Arial" officeooo:rsid="20270b52" style:font-name-asian="Arial"/>
    </style:style>
    <style:style style:name="T913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1">↔</text:span><text:span text:style-name="T149"> 力，意識層 </text:span><text:span text:style-name="T911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899">正</text:span><text:span text:style-name="T279">折射、</text:span><text:span text:style-name="T295">法線</text:span><text:span text:style-name="T900">零</text:span><text:span text:style-name="T279">折射、</text:span><text:span text:style-name="T295">法線</text:span><text:span text:style-name="T900">負</text:span><text:span text:style-name="T279">折射、</text:span><text:span text:style-name="T295">法線</text:span><text:span text:style-name="T899">零點</text:span><text:span text:style-name="T295">反射、法線</text:span><text:span text:style-name="T899">高維度</text:span><text:span text:style-name="T295">反射、法線</text:span><text:span text:style-name="T899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3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1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3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微中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4">宇宙起源</text:span><text:span text:style-name="T853">，宇宙大爆炸理論、宇宙暴漲理論、</text:span><text:span text:style-name="T690">個體宇宙觀</text:span><text:span text:style-name="T853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68">資本</text:span><text:span text:style-name="T522">體制、</text:span><text:span text:style-name="T868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08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4">遺跡</text:span><text:span text:style-name="T626">，</text:span><text:span text:style-name="T799">埃及、金字塔、獅身人面像、</text:span><text:span text:style-name="T800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4">太陽</text:span><text:span text:style-name="T626">，</text:span><text:span text:style-name="T800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0">溫</text:span><text:span text:style-name="T628">瓶、電能型運動</text:span><text:span text:style-name="T619">、</text:span><text:span text:style-name="T803">量子隧穿效應</text:span><text:span text:style-name="T628">、潛水艇、空洞現象、</text:span><text:span text:style-name="T804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5">文明</text:span><text:span text:style-name="T801">，生命、電子文明、人類文明、星系文明、都普勒效應、紅移、光文明、力文明、</text:span><text:span text:style-name="T802">從眾效應、百猴效應、</text:span><text:span text:style-name="T627">史金納</text:span><text:span text:style-name="T802">箱、習得性無助</text:span><text:span text:style-name="T626">。</text:span></text:p>
            </text:list-item>
            <text:list-item>
              <text:p text:style-name="P64"><text:span text:style-name="T827">前世記憶</text:span><text:span text:style-name="T802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2">彈性係數、</text:span><text:span text:style-name="T630">&lt;?</text:span><text:span text:style-name="T631">1&gt;</text:span><text:span text:style-name="T802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6">擁有、包覆、蘊含、宗疊</text:span><text:span text:style-name="T626">，錯位、濃度值、改變、XY坐標系、極坐標系、</text:span><text:span text:style-name="T807">命名方式、命名規則、命名規律</text:span><text:span text:style-name="T626">。</text:span></text:p>
            </text:list-item>
            <text:list-item>
              <text:p text:style-name="P84"><text:span text:style-name="T826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2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28">有機率（正在、試圖）監視、控制 的 勢力、存在、個體</text:span><text:span text:style-name="T626">，</text:span><text:span text:style-name="T802">真實世界</text:span><text:span text:style-name="T626">。</text:span></text:p>
            </text:list-item>
            <text:list-item>
              <text:p text:style-name="P87"><text:span text:style-name="T829">晶體</text:span><text:span text:style-name="T626">，</text:span><text:span text:style-name="T805">分光、折射、漫射、散射、集射、散光、凸透鏡、對焦、凹透鏡、</text:span><text:span text:style-name="T806">破壞型共振</text:span><text:span text:style-name="T805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29">內觀</text:span><text:span text:style-name="T805">，意識層法則。</text:span></text:p>
            </text:list-item>
            <text:list-item>
              <text:p text:style-name="P89"><text:span text:style-name="T829">傳承</text:span><text:span text:style-name="T799">，。</text:span></text:p>
            </text:list-item>
            <text:list-item>
              <text:p text:style-name="P89"><text:span text:style-name="T830">學門</text:span><text:span text:style-name="T799">，資產、常識、人脈、</text:span><text:span text:style-name="T636">第</text:span><text:span text:style-name="T637">a層級意</text:span><text:span text:style-name="T858">識、假想世界</text:span><text:span text:style-name="T799">。</text:span></text:p>
            </text:list-item>
            <text:list-item>
              <text:p text:style-name="P90"><text:span text:style-name="T653">第</text:span><text:span text:style-name="T654">a層級</text:span><text:span text:style-name="T857">，</text:span><text:span text:style-name="T636">第0層</text:span><text:span text:style-name="T857">級相態</text:span><text:span text:style-name="T799">。</text:span></text:p>
            </text:list-item>
            <text:list-item>
              <text:p text:style-name="P93"><text:span text:style-name="T830">超自然現象</text:span><text:span text:style-name="T799">，日蝕、神化、神話化、信念化、</text:span><text:span text:style-name="T805">史金納箱的 鴿子、好奇、亞里斯多德、特斯拉、點亮 螢光燈管、</text:span><text:span text:style-name="T809">天動說、本輪</text:span><text:span text:style-name="T799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59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799">。</text:span></text:p>
            </text:list-item>
            <text:list-item>
              <text:p text:style-name="P92"><text:span text:style-name="T831">意識層個體</text:span><text:span text:style-name="T799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7">、</text:span><text:span text:style-name="T570">（存在 + 變化）</text:span><text:span text:style-name="T571">、心靈平靜、相溶、變化、雜念、雜質、波濤洶湧、</text:span><text:span text:style-name="T750">量子隧穿效應</text:span><text:span text:style-name="T156">。</text:span></text:p>
            </text:list-item>
            <text:list-item>
              <text:p text:style-name="P121"><text:span text:style-name="T812">肉質層個體、意識層個體 感測、交互作用</text:span><text:span text:style-name="T747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5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6">真實世界、</text:span><text:span text:style-name="T555">第</text:span><text:span text:style-name="T556">a層</text:span><text:span text:style-name="T847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0">訊息</text:span><text:span text:style-name="T748">，不要、教會、教徒、強迫、跪拜、拜偶像、</text:span><text:span text:style-name="T772">迷信、盲信</text:span><text:span text:style-name="T748">。</text:span></text:p>
            </text:list-item>
            <text:list-item>
              <text:p text:style-name="P184"><text:span text:style-name="T810">邪惡宗教</text:span><text:span text:style-name="T748">，隨印現象</text:span><text:span text:style-name="T573">、DDOS、房角石</text:span><text:span text:style-name="T748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1">數量型</text:span><text:span text:style-name="T574">正常個體、</text:span><text:span text:style-name="T791">社會型正常個體</text:span><text:span text:style-name="T574">、</text:span><text:span text:style-name="T791">全體型</text:span><text:span text:style-name="T574">正常個體、反脆弱性、油門、煞車、方向盤、汽車、飛機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0">肉質層型傳承、被賦予型傳承、意識層型傳承、關係型傳承、</text:span><text:span text:style-name="T769">布朗芬布倫納、</text:span><text:span text:style-name="T771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0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2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797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88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89">（</text:span><text:span text:style-name="T890">@user-fl8vc2uv8y（YouTube）</text:span><text:span text:style-name="T891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87">基督教</text:span><text:span text:style-name="T886">，因信稱義、悔改、愛、末日審判、星星、</text:span><text:span text:style-name="T412">定航</text:span><text:span text:style-name="T886">、房角石、順性的罪、逆性的罪。</text:span></text:p>
              <text:list>
                <text:list-item>
                  <text:p text:style-name="P51"><text:span text:style-name="T881">聖經</text:span><text:span text:style-name="T871">，</text:span><text:span text:style-name="T457">瀏覽器、</text:span><text:span text:style-name="T456">Chromium、Edge</text:span><text:span text:style-name="T871">。</text:span></text:p>
                </text:list-item>
              </text:list>
            </text:list-item>
            <text:list-item>
              <text:p text:style-name="P50"><text:span text:style-name="T887">傳道書</text:span><text:span text:style-name="T886">，</text:span><text:span text:style-name="T455">Log檔、Log系</text:span><text:span text:style-name="T870">統、審判系統</text:span><text:span text:style-name="T886">。</text:span></text:p>
            </text:list-item>
            <text:list-item>
              <text:p text:style-name="P52"><text:span text:style-name="T887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5">（基督教 認定的）</text:span><text:span text:style-name="T816">彌賽亞 </text:span><text:span text:style-name="T869">↔</text:span><text:span text:style-name="T816"> 本書</text:span><text:span text:style-name="T754">，</text:span><text:span text:style-name="T756">啟示錄第十二章的婦</text:span><text:span text:style-name="T754">人、</text:span><text:span text:style-name="T758">羅德、</text:span><text:span text:style-name="T759">霍皮族、</text:span><text:span text:style-name="T576">阿米、星星的孩子</text:span><text:span text:style-name="T754">。</text:span></text:p>
            </text:list-item>
            <text:list-item>
              <text:p text:style-name="P163"><text:span text:style-name="T817">映射</text:span><text:span text:style-name="T755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4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6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09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49">銀原子束、不均勻磁場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</text:span><text:span text:style-name="T255">，</text:span><text:span text:style-name="T256">真空零點能、無中生有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897">n</text:span><text:span text:style-name="T901">≥</text:span><text:span text:style-name="T898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3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。</text:span></text:p>
              <text:list>
                <text:list-item>
                  <text:p text:style-name="P194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5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2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1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5">、</text:span><text:span text:style-name="T122">RGB型灰階影像、</text:span><text:span text:style-name="T765">宗疊、遙視、預知未來、意識層型時空旅行、肉質層型時空旅行、錯位、互換、</text:span><text:span text:style-name="T766">互換型</text:span><text:span text:style-name="T767">肉質層型時空旅行、</text:span><text:span text:style-name="T766">複製型</text:span><text:span text:style-name="T767">肉質層型時空旅行、</text:span><text:span text:style-name="T768">移動型肉質層型空間旅行、複製型肉質層型空間旅行</text:span><text:span text:style-name="T122">。</text:span></text:p>
            </text:list-item>
            <text:list-item>
              <text:p text:style-name="P133"><text:span text:style-name="T813">黑洞</text:span><text:span text:style-name="T751">，吸光型黑洞、吸電磁波型黑洞、</text:span><text:span text:style-name="T575">&lt;?a</text:span><text:span text:style-name="T882">x</text:span><text:span text:style-name="T884">≥</text:span><text:span text:style-name="T883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2">級（以上）宗態譜個體、</text:span><text:span text:style-name="T785">被黑洞 加壓、</text:span><text:span text:style-name="T752">沒有 失效</text:span><text:span text:style-name="T751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4">類星體</text:span><text:span text:style-name="T752">，紅移、亮度、超光速噴流、</text:span><text:span text:style-name="T753">柏拉圖、洞穴理論、活動星系核</text:span><text:span text:style-name="T752">。</text:span></text:p>
            </text:list-item>
            <text:list-item>
              <text:p text:style-name="P136"><text:span text:style-name="T818">麥</text:span><text:span text:style-name="T660">斯威爾</text:span><text:span text:style-name="T814">妖</text:span><text:span text:style-name="T752">，第二型永動機、三稜鏡、光、紫光、紅光、</text:span><text:span text:style-name="T757">雙狹縫實驗、洞、隔板、</text:span><text:span text:style-name="T752">高通濾波器</text:span><text:span text:style-name="T757">、低通濾波器、帶通濾波器</text:span><text:span text:style-name="T752">。</text:span></text:p>
            </text:list-item>
            <text:list-item>
              <text:p text:style-name="P137"><text:span text:style-name="T819">力譜</text:span><text:span text:style-name="T757">，</text:span><text:span text:style-name="T746">可觸</text:span><text:span text:style-name="T757">力譜、不可觸力譜、光譜、可見光譜、不可見光譜、</text:span><text:span text:style-name="T760">宗量、</text:span><text:span text:style-name="T757">可</text:span><text:span text:style-name="T577">&lt;?</text:span><text:span text:style-name="T578">a</text:span><text:span text:style-name="T760">&gt;</text:span><text:span text:style-name="T757">譜、不可</text:span><text:span text:style-name="T577">&lt;?</text:span><text:span text:style-name="T578">a</text:span><text:span text:style-name="T760">&gt;</text:span><text:span text:style-name="T757">譜、</text:span><text:span text:style-name="T577">X光</text:span><text:span text:style-name="T757">線。</text:span></text:p>
            </text:list-item>
            <text:list-item>
              <text:p text:style-name="P138"><text:span text:style-name="T820">相態</text:span><text:span text:style-name="T763">，</text:span><text:span text:style-name="T757">相同層級</text:span><text:span text:style-name="T763">相態、三相態、水、空間、相態</text:span><text:span text:style-name="T757">層級、</text:span><text:span text:style-name="T592">第</text:span><text:span text:style-name="T593">0層級相態</text:span><text:span text:style-name="T763">。</text:span></text:p>
            </text:list-item>
            <text:list-item>
              <text:p text:style-name="P139"><text:span text:style-name="T665">重力波</text:span><text:span text:style-name="T763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3">，固態型行星、液態型行星、氣態型行星、電漿型行星、地表</text:span><text:span text:style-name="T776">、地殼、地幔、普朗克、</text:span><text:span text:style-name="T777">銀原子束、愛因斯坦、光電效應、量子穿隧現象、超導體、</text:span><text:span text:style-name="T773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4">層級相態的水</text:span><text:span text:style-name="T583">、</text:span><text:span text:style-name="T592">第</text:span><text:span text:style-name="T593">0層級相態</text:span><text:span text:style-name="T774">的水、</text:span><text:span text:style-name="T585">波粒二象性、</text:span><text:span text:style-name="T775">體積、形狀、顏色、自旋頻率、自旋震幅、自旋相位差、電子、夸克、波爾、量子疊加態、</text:span><text:span text:style-name="T778">薛丁格的貓</text:span><text:span text:style-name="T763">、</text:span><text:span text:style-name="T775">測不準原理、海森堡、力場、磁場、反推出、扭力、扭轉角度、自轉、</text:span><text:span text:style-name="T779">關鍵字 精簡版列表</text:span><text:span text:style-name="T763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2">宗態</text:span><text:span text:style-name="T763">，命名方式、命名規則、命名規律、</text:span><text:span text:style-name="T775">宗態層級、第</text:span><text:span text:style-name="T606">零</text:span><text:span text:style-name="T775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2">宗速運動</text:span><text:span text:style-name="T589">頻率</text:span><text:span text:style-name="T786">、靜者恆靜、動者恆動、都普勒效應</text:span><text:span text:style-name="T783">、拋物</text:span><text:span text:style-name="T588">線運動</text:span><text:span text:style-name="T783">、垂直加速度</text:span><text:span text:style-name="T786">、</text:span><text:span text:style-name="T586">小繩子、繩速、減速度運動、</text:span><text:span text:style-name="T587">&lt;?</text:span><text:span text:style-name="T588">a&gt;個</text:span><text:span text:style-name="T783">體型態譜、</text:span><text:span text:style-name="T588">第a層</text:span><text:span text:style-name="T783">級個體型態譜、波長</text:span><text:span text:style-name="T763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2">宗態譜</text:span><text:span text:style-name="T775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1">淺</text:span><text:span text:style-name="T782">橙</text:span><text:span text:style-name="T781">光型態譜水、減速度運</text:span><text:span text:style-name="T596">動、RGB、ESL、</text:span><text:span text:style-name="T781">色調值、濃度值、亮度值、</text:span><text:span text:style-name="T860">紅移、紫移、宗量層級、乙太、</text:span><text:span text:style-name="T585">第</text:span><text:span text:style-name="T605">a層級相態個體、</text:span><text:span text:style-name="T862">宗速運動</text:span><text:span text:style-name="T860">頻率、</text:span><text:span text:style-name="T789">光、電磁波 是 一群粒子</text:span><text:span text:style-name="T763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4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1">光速</text:span><text:span text:style-name="T607"> = 頻率 * 波長、</text:span><text:span text:style-name="T863">公轉頻率、</text:span><text:span text:style-name="T616">振幅 越大，(</text:span><text:span text:style-name="T607">波長 * </text:span><text:span text:style-name="T862">宗速運動</text:span><text:span text:style-name="T607">頻率) 越小</text:span><text:span text:style-name="T763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67">宗速</text:span><text:span text:style-name="T612">，宗速運動頻率、</text:span><text:span text:style-name="T865">宗速運動</text:span><text:span text:style-name="T864">路徑長</text:span><text:span text:style-name="T863">、宗態譜、</text:span><text:span text:style-name="T614">螺旋線運動、</text:span><text:span text:style-name="T790">電磁核群</text:span><text:span text:style-name="T614">、太陽系、</text:span><text:span text:style-name="T863">公轉頻率、光、電磁波 是 一群粒子、光、電磁波 不是 波、粒子、飛行</text:span><text:span text:style-name="T617">舞動、</text:span><text:span text:style-name="T863">候鳥</text:span><text:span text:style-name="T617">、V字形</text:span><text:span text:style-name="T863">、鳥群 聚在一起、魚群、腳踏車競賽、破風者、追風者、</text:span><text:span text:style-name="T749">道路型光痕、擾動型光痕、</text:span><text:span text:style-name="T613">星系</text:span><text:span text:style-name="T749">型光痕</text:span><text:span text:style-name="T589">、</text:span><text:span text:style-name="T862">宗速運動</text:span><text:span text:style-name="T614">頻率</text:span><text:span text:style-name="T783">、拋物</text:span><text:span text:style-name="T588">線運動</text:span><text:span text:style-name="T783">、垂直加速度、</text:span><text:span text:style-name="T615">吸引力 越高</text:span><text:span text:style-name="T787">、橢圓運動、螺旋線運動、太陽、</text:span><text:span text:style-name="T609">電磁</text:span><text:span text:style-name="T570">域、石頭、文明、生命、</text:span><text:span text:style-name="T789">星系</text:span><text:span text:style-name="T613">公轉</text:span><text:span text:style-name="T788">週期、電中性、中子、電子、分形、</text:span><text:span text:style-name="T789">聲音 向外 擴散 是 一群粒子 向外擴散、蠟燭、磁鐵、磁力、閉環迴路、飛機起降、候鳥遷移、無線電路、音叉、地球、重力波、繩子安全網</text:span><text:span text:style-name="T746">、向</text:span><text:span text:style-name="T789">外擴散、一群（函數）粒子</text:span><text:span text:style-name="T763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3">意識</text:span><text:span text:style-name="T794">，肉質層型意識、意識層型意識、音樂盒、發條、意識源層級、</text:span><text:span text:style-name="T620">AI、</text:span><text:span text:style-name="T794">程式、遙視、第</text:span><text:span text:style-name="T622">0</text:span><text:span text:style-name="T621">層級意識、意識層級、俄羅斯娃娃、衣服、海水、深度、高度、思覺、</text:span><text:span text:style-name="T793">冥想、心靈平靜</text:span><text:span text:style-name="T795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4">、</text:span><text:span text:style-name="T796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6">意識 與 肉質層、意識層</text:span><text:span text:style-name="T855">，思想、周遭環境、第</text:span><text:span text:style-name="T624">x</text:span><text:span text:style-name="T856">層級</text:span><text:span text:style-name="T623">型態</text:span><text:span text:style-name="T855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1">冷漠</text:span><text:span text:style-name="T749">，。</text:span></text:p>
            </text:list-item>
            <text:list-item>
              <text:p text:style-name="P148"><text:span text:style-name="T811">感受</text:span><text:span text:style-name="T749">，心流。</text:span></text:p>
            </text:list-item>
            <text:list-item>
              <text:p text:style-name="P149"><text:span text:style-name="T811">偽善</text:span><text:span text:style-name="T749">，</text:span><text:span text:style-name="T762">直接、親自、和尚、直接、間接、系統、</text:span><text:span text:style-name="T749">大家長、</text:span><text:span text:style-name="T762">防止跌倒的衣服</text:span><text:span text:style-name="T749">。</text:span></text:p>
            </text:list-item>
            <text:list-item>
              <text:p text:style-name="P197"><text:span text:style-name="T661">P</text:span><text:span text:style-name="T658">UA</text:span><text:span text:style-name="T746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2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2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6">，</text:span><text:span text:style-name="T304">畢氏定理</text:span><text:span text:style-name="T906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3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5">，。</text:span></text:p>
            </text:list-item>
            <text:list-item>
              <text:p text:style-name="P362"><text:span text:style-name="T42">微積分</text:span><text:span text:style-name="T910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2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08">資本</text:span><text:span text:style-name="T907">，</text:span><text:span text:style-name="T187">世襲、</text:span><text:span text:style-name="T798">貧窮陷阱</text:span><text:span text:style-name="T907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5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2">佛家</text:span><text:span text:style-name="T840">，</text:span><text:span text:style-name="T841">現實沉浸感、</text:span><text:span text:style-name="T395">連莊</text:span><text:span text:style-name="T561">、百家樂、</text:span><text:span text:style-name="T840">業力</text:span><text:span text:style-name="T562">層級、第一層級</text:span><text:span text:style-name="T840">業力、</text:span><text:span text:style-name="T402">大棕熊</text:span><text:span text:style-name="T840">、被害妄想症</text:span><text:span text:style-name="T563">、PUA</text:span><text:span text:style-name="T840">、</text:span><text:span text:style-name="T563">煤氣燈效應、楚門的世界、</text:span><text:span text:style-name="T566">一九八四</text:span><text:span text:style-name="T565">、</text:span><text:span text:style-name="T842">喬治</text:span><text:span text:style-name="T564">·</text:span><text:span text:style-name="T842">歐威爾</text:span><text:span text:style-name="T840">、影片、</text:span><text:span text:style-name="T402">推薦演算法</text:span><text:span text:style-name="T842">、</text:span><text:span text:style-name="T843">菁英人類、泰德卡辛斯基、</text:span><text:span text:style-name="T840">同溫層、劍橋數據、</text:span><text:span text:style-name="T844">四乙基鉛</text:span><text:span text:style-name="T843">、</text:span><text:span text:style-name="T840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2">般若波羅蜜多心經</text:span><text:span text:style-name="T833">，蟻咬症、無痛症、</text:span><text:span text:style-name="T560">拉普拉斯的惡魔、盲臉症</text:span><text:span text:style-name="T833">。</text:span></text:p>
                </text:list-item>
                <text:list-item>
                  <text:p text:style-name="P258"><text:span text:style-name="T850">華嚴經</text:span><text:span text:style-name="T834">，。</text:span></text:p>
                </text:list-item>
                <text:list-item>
                  <text:p text:style-name="P258"><text:span text:style-name="T850">法華經</text:span><text:span text:style-name="T834">，。</text:span></text:p>
                </text:list-item>
                <text:list-item>
                  <text:p text:style-name="P258"><text:span text:style-name="T850">淨土經</text:span><text:span text:style-name="T834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48">卦象</text:span><text:span text:style-name="T832">，。</text:span></text:p>
                </text:list-item>
                <text:list-item>
                  <text:p text:style-name="P259"><text:span text:style-name="T848">納甲占法</text:span><text:span text:style-name="T832">，。</text:span></text:p>
                </text:list-item>
                <text:list-item>
                  <text:p text:style-name="P259"><text:span text:style-name="T848">易經</text:span><text:span text:style-name="T832">，。</text:span></text:p>
                </text:list-item>
                <text:list-item>
                  <text:p text:style-name="P261"><text:span text:style-name="T582">梅花易數</text:span><text:span text:style-name="T836">，真實世界觀、投影世界觀、假想世界觀、假想真實世界觀、假想投影世界觀、前因、後果、時空背景、外在環境、</text:span><text:span text:style-name="T837">假想型歷史軌跡、假想型後續發展、工業革命、蒸汽機、紡織工人、</text:span><text:span text:style-name="T838">轉生之後我想要在田園過慢生活、阿爾、</text:span><text:span text:style-name="T839">紅色月亮</text:span><text:span text:style-name="T836">。</text:span></text:p>
                </text:list-item>
                <text:list-item>
                  <text:p text:style-name="P259"><text:span text:style-name="T848">易經的問題</text:span><text:span text:style-name="T832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1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0">認定的歷史（一）</text:span><text:span text:style-name="T874">，。</text:span></text:p>
                </text:list-item>
                <text:list-item>
                  <text:p text:style-name="P198"><text:span text:style-name="T452">2062 的預言、</text:span><text:span text:style-name="T880">認定的歷史（二）</text:span><text:span text:style-name="T874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0">認定的歷史</text:span><text:span text:style-name="T874">，。</text:span></text:p>
                </text:list-item>
                <text:list-item>
                  <text:p text:style-name="P198"><text:span text:style-name="T880">查驗</text:span><text:span text:style-name="T874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5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5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4">替我警戒他們</text:span><text:span text:style-name="T873">、</text:span><text:span text:style-name="T877">稜鏡計畫、竊聽風暴、電影</text:span><text:span text:style-name="T454">、</text:span><text:span text:style-name="T873">監視、監控、偷窺、竊聽、入侵、</text:span><text:span text:style-name="T878">帶血的物、</text:span><text:span text:style-name="T879">葷食、（人類 認定的）素食、賽車跑道、高速公路、交流道、</text:span><text:span text:style-name="T878">不帶血的物、</text:span><text:span text:style-name="T879">素食、無機體個體</text:span><text:span text:style-name="T877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5">錢、金融系統、囤積、交易、壟斷、均衡保障、大卡、德</text:span><text:span text:style-name="T876">、無己、愛</text:span><text:span text:style-name="T875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1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8:41:03.728000000</dc:date>
    <meta:editing-duration>P210DT1H31M37S</meta:editing-duration>
    <meta:editing-cycles>9836</meta:editing-cycles>
    <meta:document-statistic meta:table-count="0" meta:image-count="0" meta:object-count="0" meta:page-count="1" meta:paragraph-count="544" meta:word-count="14997" meta:character-count="16412" meta:non-whitespace-character-count="16115"/>
  </office:meta>
</office:document-meta>
</file>